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plet 1 :</text:p>
      <text:p text:style-name="P1">Journée sous le soleil d’Provence</text:p>
      <text:p text:style-name="P1">Quand tu m’appelle « Mon amour »</text:p>
      <text:p text:style-name="P1">J’fond pour toi ma chérie, je suis là pour te serrer très fort.</text:p>
      <text:p text:style-name="P1"/>
      <text:p text:style-name="P1">Ma main sur la tienne, serrée</text:p>
      <text:p text:style-name="P1">Dans cette rue de St-Tropez</text:p>
      <text:p text:style-name="P1"/>
      <text:p text:style-name="P1">Je sens ta peau qui est si douce</text:p>
      <text:p text:style-name="P1">Comme une caresse</text:p>
      <text:p text:style-name="P1">T’es mon héroïne</text:p>
      <text:p text:style-name="P1"/>
      <text:p text:style-name="P1">Mon amoure, ma princesse</text:p>
      <text:p text:style-name="P1"/>
      <text:p text:style-name="P1">Je t’aime comme personne ne saura aimer</text:p>
      <text:p text:style-name="P1">Je t’aime de tout mon cœur</text:p>
      <text:p text:style-name="P1">T’es vraiment ma préférée</text:p>
      <text:p text:style-name="P1"/>
      <text:p text:style-name="P1">Refrain :</text:p>
      <text:p text:style-name="P1">L’amour est un poison</text:p>
      <text:p text:style-name="P1">Que l’on prend un certain</text:p>
      <text:p text:style-name="P1">Plaisir à consommer</text:p>
      <text:p text:style-name="P1">Sans modération</text:p>
      <text:p text:style-name="P1"/>
      <text:p text:style-name="P1">Chéri(e) je t’aim-au plus</text:p>
      <text:p text:style-name="P1">Profond de Moi-mêm’alors</text:p>
      <text:p text:style-name="P1">Profitons de</text:p>
      <text:p text:style-name="P1">La Plage de Saint-Tropèze</text:p>
      <text:p text:style-name="P1"/>
      <text:p text:style-name="P1">Couplet 2 :</text:p>
      <text:p text:style-name="P1">Oh Bella, mon plus grand amour</text:p>
      <text:p text:style-name="P1">Saint-Tropez sera</text:p>
      <text:p text:style-name="P1">Un amour à trois</text:p>
      <text:p text:style-name="P1">Toi, la mer et moi</text:p>
      <text:p text:style-name="P1"/>
      <text:p text:style-name="P1">Je suis ton héros</text:p>
      <text:p text:style-name="P1">Tu es ma petite sirène</text:p>
      <text:p text:style-name="P1">Tu es ma Princesse</text:p>
      <text:p text:style-name="P1"><text:soft-page-break/>Et toi</text:p>
      <text:p text:style-name="P1">Tu n’es qu’un amour</text:p>
      <text:p text:style-name="P1"/>
      <text:p text:style-name="P1">Regardons le beau coucher</text:p>
      <text:p text:style-name="P1">De Soleil,</text:p>
      <text:p text:style-name="P1">Au loin</text:p>
      <text:p text:style-name="P1"/>
      <text:p text:style-name="P1">Couplet 3:</text:p>
      <text:p text:style-name="P1"/>
      <text:p text:style-name="P1">M’aimes-tu un petit peu ?</text:p>
      <text:p text:style-name="P1">Je t’aime un petit peu</text:p>
      <text:p text:style-name="P1">M’aimes-tu à la folie ?</text:p>
      <text:p text:style-name="P1">Je t’aime à la folie</text:p>
      <text:p text:style-name="P1"/>
      <text:p text:style-name="P1">Tu es ma p’tite sirène</text:p>
      <text:p text:style-name="P1">Et tu sais que je t’aime</text:p>
      <text:p text:style-name="P1">Tu es mon petit ange</text:p>
      <text:p text:style-name="P1">Et tu sais que je t’aime</text:p>
      <text:p text:style-name="P1"/>
      <text:p text:style-name="P1">Et c’est comme ça que c’est la vie</text:p>
      <text:p text:style-name="P1">Et l’amour sincère</text:p>
      <text:p text:style-name="P1">À la ville de St Tropez</text:p>
      <text:p text:style-name="P1"/>
      <text:p text:style-name="P1">Mon amour, ma princesse</text:p>
      <text:p text:style-name="P1"/>
      <text:p text:style-name="P1">Je t’aime comme personne ne saura aimer</text:p>
      <text:p text:style-name="P1">Je t’aime de tout mon cœur</text:p>
      <text:p text:style-name="P1">T’es vraiment ma préféré</text:p>
      <text:p text:style-name="P1"/>
      <text:p text:style-name="P1"/>
      <text:p text:style-name="P1">Refrain :</text:p>
      <text:p text:style-name="P1">L’amour est un poison</text:p>
      <text:p text:style-name="P1">Que l’on prend un certain</text:p>
      <text:p text:style-name="P1">Plaisir à consommer</text:p>
      <text:p text:style-name="P1">Sans modération</text:p>
      <text:p text:style-name="P1"/>
      <text:p text:style-name="P1">Chérie je t’aim-au plus</text:p>
      <text:p text:style-name="P1">Profond de Moi-mêm’alors</text:p>
      <text:p text:style-name="P1"><text:soft-page-break/>Profitons de</text:p>
      <text:p text:style-name="P1">La Plage de Saint-Tropèze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8-14T00:56:13.219000000</meta:creation-date>
    <dc:date>2022-08-20T00:27:03.194000000</dc:date>
    <meta:editing-duration>PT2M35S</meta:editing-duration>
    <meta:editing-cycles>2</meta:editing-cycles>
    <meta:generator>LibreOffice/6.3.4.2$Windows_X86_64 LibreOffice_project/60da17e045e08f1793c57c00ba83cdfce946d0aa</meta:generator>
    <meta:document-statistic meta:table-count="0" meta:image-count="0" meta:object-count="0" meta:page-count="3" meta:paragraph-count="60" meta:word-count="261" meta:character-count="1315" meta:non-whitespace-character-count="1114"/>
  </office:meta>
</office:document-meta>
</file>